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rnet of Thing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sert picture of arduino here</text:p>
          </draw:text-box>
        </draw:frame>
        <draw:frame draw:style-name="gr1" draw:text-style-name="P1" draw:layer="layout" svg:width="21.336cm" svg:height="1.83cm" svg:x="2.794cm" svg:y="3.81cm">
          <draw:text-box>
            <text:p text:style-name="P1"><text:span text:style-name="T1">with Ardui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Smith</meta:initial-creator>
    <meta:creation-date>2014-09-05T09:33:04.548857000</meta:creation-date>
    <dc:date>2014-09-05T09:37:24.900542000</dc:date>
    <dc:creator>J Smith</dc:creator>
    <meta:editing-duration>P0D</meta:editing-duration>
    <meta:editing-cycles>1</meta:editing-cycles>
    <meta:document-statistic meta:object-count="26"/>
    <meta:generator>LibreOffice/4.2.6.3$MacOSX_x86 LibreOffice_project/3fd416d4c6db7d3204c17ce57a1d70f6e531ee21</meta:generator>
  </office:meta>
</office:document-meta>
</file>